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77cm" fo:min-width="0.93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949cm"/>
    </style:style>
    <style:style style:name="gr4" style:family="graphic" style:parent-style-name="standard">
      <style:graphic-properties draw:textarea-horizontal-align="justify" draw:textarea-vertical-align="middle" draw:auto-grow-height="false" fo:min-height="0.896cm" fo:min-width="2.93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032cm" svg:height="2.159cm" svg:x="20.131cm" svg:y="16.338cm">
          <text:p text:style-name="P1"><text:span text:style-name="T1">Heel </text:span></text:p>
          <text:p text:style-name="P1"><text:span text:style-name="T1">Angl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5.944cm" svg:y1="18.642cm" svg:x2="20.131cm" svg:y2="17.418cm" draw:end-shape="id1" draw:end-glue-point="6" svg:d="M15944 18642c2764 0 671-1224 4187-1224" svg:viewBox="0 0 4188 1225">
          <text:p/>
        </draw:connector>
        <draw:frame draw:style-name="gr3" draw:text-style-name="P4" draw:layer="layout" svg:width="8.128cm" svg:height="1.199cm" svg:x="7.993cm" svg:y="18.216cm">
          <draw:text-box>
            <text:p><text:span text:style-name="T1">If Heel </text:span><text:span text:style-name="T1">angle </text:span><text:span text:style-name="T1">enabled </text:span><text:span text:style-name="T1">and </text:span><text:span text:style-name="T1">angle &gt; </text:span><text:span text:style-name="T1">value set </text:span><text:span text:style-name="T1">on SD </text:span><text:span text:style-name="T1">config </text:span><text:span text:style-name="T1">file.</text:span></text:p>
          </draw:text-box>
        </draw:frame>
        <draw:custom-shape draw:style-name="gr1" draw:text-style-name="P2" xml:id="id3" draw:id="id3" draw:layer="layout" svg:width="2.032cm" svg:height="2.159cm" svg:x="12.003cm" svg:y="6.969cm">
          <text:p text:style-name="P1"><text:span text:style-name="T1">True</text:span></text:p>
          <text:p text:style-name="P1"><text:span text:style-name="T1">Wi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2" draw:id="id2" draw:layer="layout" svg:width="3.556cm" svg:height="1.27cm" svg:x="12.892cm" svg:y="1.635cm">
          <text:p text:style-name="P1">Powerup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3" draw:layer="layout" draw:type="curve" svg:x1="14.67cm" svg:y1="2.905cm" svg:x2="13.738cm" svg:y2="7.285cm" draw:start-shape="id2" draw:start-glue-point="2" draw:end-shape="id3" draw:end-glue-point="11" svg:d="M14670 2905c0 2920-310 4380-932 4380" svg:viewBox="0 0 933 4381">
          <text:p/>
        </draw:connector>
        <draw:custom-shape draw:style-name="gr1" draw:text-style-name="P2" xml:id="id10" draw:id="id10" draw:layer="layout" svg:width="2.032cm" svg:height="2.159cm" svg:x="12.049cm" svg:y="3.921cm">
          <text:p text:style-name="P1"><text:span text:style-name="T1">Apparent</text:span></text:p>
          <text:p text:style-name="P1"><text:span text:style-name="T1">Win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032cm" svg:height="2.159cm" svg:x="7.904cm" svg:y="6.989cm">
          <text:p text:style-name="P1"><text:span text:style-name="T1">Bar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003cm" svg:y1="8.049cm" svg:x2="9.936cm" svg:y2="8.069cm" draw:start-shape="id3" draw:start-glue-point="6" draw:end-shape="id4" draw:end-glue-point="10" svg:d="M12003 8049c-1549 0-516 20-2067 20" svg:viewBox="0 0 2068 21">
          <text:p/>
        </draw:connector>
        <draw:custom-shape draw:style-name="gr1" draw:text-style-name="P2" xml:id="id5" draw:id="id5" draw:layer="layout" svg:width="2.032cm" svg:height="2.159cm" svg:x="4.896cm" svg:y="6.969cm">
          <text:p text:style-name="P1"><text:span text:style-name="T1">Temp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7.904cm" svg:y1="8.069cm" svg:x2="6.928cm" svg:y2="8.049cm" draw:start-shape="id4" draw:start-glue-point="6" draw:end-shape="id5" draw:end-glue-point="10" svg:d="M7904 8069c-730 0-243-20-976-20" svg:viewBox="0 0 977 21">
          <text:p/>
        </draw:connector>
        <draw:custom-shape draw:style-name="gr1" draw:text-style-name="P2" xml:id="id6" draw:id="id6" draw:layer="layout" svg:width="2.032cm" svg:height="2.159cm" svg:x="18.379cm" svg:y="6.947cm">
          <text:p text:style-name="P1"><text:span text:style-name="T1">Compass</text:span></text:p>
          <text:p text:style-name="P1"><text:span text:style-name="T1">Head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2.032cm" svg:height="2.159cm" svg:x="15.259cm" svg:y="6.969cm">
          <text:p text:style-name="P1"><text:span text:style-name="T1">S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2.032cm" svg:height="2.159cm" svg:x="18.379cm" svg:y="10.163cm">
          <text:p text:style-name="P1"><text:span text:style-name="T1">C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9.395cm" svg:y1="9.106cm" svg:x2="19.395cm" svg:y2="10.163cm" draw:start-shape="id6" draw:start-glue-point="8" draw:end-shape="id7" draw:end-glue-point="4" svg:d="M19395 9106v1057" svg:viewBox="0 0 1 1058">
          <text:p/>
        </draw:connector>
        <draw:connector draw:style-name="gr2" draw:text-style-name="P3" draw:layer="layout" draw:type="curve" svg:x1="13.019cm" svg:y1="9.128cm" svg:x2="13.019cm" svg:y2="10.271cm" draw:start-shape="id3" draw:start-glue-point="8" draw:end-shape="id8" svg:d="M13019 9128v1143" svg:viewBox="0 0 1 1144">
          <text:p/>
        </draw:connector>
        <draw:connector draw:style-name="gr2" draw:text-style-name="P3" draw:layer="layout" draw:type="curve" draw:line-skew="0cm -3.181cm" svg:x1="23.652cm" svg:y1="8.049cm" svg:x2="4.896cm" svg:y2="8.049cm" draw:start-shape="id9" draw:start-glue-point="10" draw:end-shape="id5" draw:end-glue-point="6" svg:d="M23652 8049c753 0 503-4763-9377-4763-9879 0-10130 4763-9379 4763" svg:viewBox="0 0 19280 4764">
          <text:p/>
        </draw:connector>
        <draw:connector draw:style-name="gr2" draw:text-style-name="P3" draw:layer="layout" draw:type="curve" draw:line-skew="0.222cm -0.121cm -0.388cm" svg:x1="19.395cm" svg:y1="12.322cm" svg:x2="19.395cm" svg:y2="6.947cm" draw:start-shape="id7" draw:start-glue-point="8" draw:end-shape="id6" draw:end-glue-point="4" svg:d="M19395 12322c0 1084 1397 723 1397-2771s-1397-3939-1397-2604" svg:viewBox="0 0 1398 6612">
          <text:p/>
        </draw:connector>
        <draw:connector draw:style-name="gr2" draw:text-style-name="P3" draw:layer="layout" draw:type="curve" svg:x1="13.065cm" svg:y1="6.08cm" svg:x2="13.019cm" svg:y2="6.969cm" draw:start-shape="id10" draw:start-glue-point="8" draw:end-shape="id3" draw:end-glue-point="4" svg:d="M13065 6080c0 666-46 222-46 889" svg:viewBox="0 0 47 890">
          <text:p/>
        </draw:connector>
        <draw:connector draw:style-name="gr2" draw:text-style-name="P3" draw:layer="layout" draw:type="curve" svg:x1="12.049cm" svg:y1="5cm" svg:x2="9.936cm" svg:y2="8.069cm" draw:start-shape="id10" draw:end-shape="id4" draw:end-glue-point="10" svg:d="M12049 5000c-1584 0-528 3069-2113 3069" svg:viewBox="0 0 2114 3070">
          <text:p/>
        </draw:connector>
        <draw:connector draw:style-name="gr2" draw:text-style-name="P3" draw:layer="layout" draw:type="curve" svg:x1="16.275cm" svg:y1="9.128cm" svg:x2="16.275cm" svg:y2="6.969cm" draw:start-shape="id11" draw:start-glue-point="8" draw:end-shape="id11" draw:end-glue-point="4" svg:d="M16275 9128c0 751 1518 501 1518-1080s-1518-1832-1518-1079" svg:viewBox="0 0 1519 2975">
          <text:p/>
        </draw:connector>
        <draw:connector draw:style-name="gr2" draw:text-style-name="P3" draw:layer="layout" draw:type="curve" draw:line-skew="0cm -2.915cm" svg:x1="8.92cm" svg:y1="9.148cm" svg:x2="8.92cm" svg:y2="6.989cm" draw:start-shape="id4" draw:start-glue-point="8" draw:end-shape="id4" draw:end-glue-point="4" svg:d="M8920 9148c0 751-1397 501-1397-1080s1397-1832 1397-1079" svg:viewBox="0 0 1398 2975">
          <text:p/>
        </draw:connector>
        <draw:connector draw:style-name="gr2" draw:text-style-name="P3" draw:layer="layout" draw:type="curve" draw:line-skew="0cm -3.209cm" svg:x1="5.912cm" svg:y1="9.128cm" svg:x2="5.912cm" svg:y2="6.969cm" draw:start-shape="id5" draw:start-glue-point="8" draw:end-shape="id5" draw:end-glue-point="4" svg:d="M5912 9128c0 751-1691 501-1691-1080s1691-1832 1691-1079" svg:viewBox="0 0 1692 2975">
          <text:p/>
        </draw:connector>
        <draw:connector draw:style-name="gr2" draw:text-style-name="P3" draw:layer="layout" draw:type="curve" draw:line-skew="0cm 8.63cm" svg:x1="4.896cm" svg:y1="8.049cm" svg:x2="23.355cm" svg:y2="8.812cm" draw:start-shape="id5" draw:start-glue-point="6" draw:end-shape="id9" draw:end-glue-point="9" svg:d="M4896 8049c-751 0-501 7048 9378 7048 9880 0 10279-6285 9081-6285" svg:viewBox="0 0 19200 7049">
          <text:p/>
        </draw:connector>
        <draw:custom-shape draw:style-name="gr1" draw:text-style-name="P2" xml:id="id8" draw:id="id8" draw:layer="layout" svg:width="2.032cm" svg:height="2.159cm" svg:x="12.003cm" svg:y="10.271cm">
          <text:p text:style-name="P1"><text:span text:style-name="T1">Wind</text:span></text:p>
          <text:p text:style-name="P1"><text:span text:style-name="T1">Statist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3.019cm" svg:y1="12.43cm" svg:x2="13.784cm" svg:y2="5.764cm" draw:start-shape="id8" draw:start-glue-point="8" draw:end-shape="id10" draw:end-glue-point="9" svg:d="M13019 12430c0 751 782 626 1273-1228s690-5438-508-5438" svg:viewBox="0 0 1659 7098">
          <text:p/>
        </draw:connector>
        <draw:connector draw:style-name="gr2" draw:text-style-name="P3" draw:layer="layout" draw:type="curve" draw:line-skew="0cm 0.338cm" svg:x1="13.019cm" svg:y1="10.271cm" svg:x2="12.3cm" svg:y2="8.812cm" draw:start-shape="id8" draw:start-glue-point="4" draw:end-shape="id3" draw:end-glue-point="7" svg:d="M13019 10271c0-858-590-715-942-865s-467-594 223-594" svg:viewBox="0 0 1223 1460">
          <text:p/>
        </draw:connector>
        <draw:connector draw:style-name="gr2" draw:text-style-name="P3" draw:layer="layout" draw:type="curve" draw:line-skew="0cm -0.281cm" svg:x1="13.065cm" svg:y1="3.921cm" svg:x2="12.003cm" svg:y2="11.351cm" draw:start-shape="id10" draw:start-glue-point="4" draw:end-shape="id8" draw:end-glue-point="6" svg:d="M13065 3921c0-753-922-628-1481 1418s-754 6012 419 6012" svg:viewBox="0 0 1925 7854">
          <text:p/>
        </draw:connector>
        <draw:connector draw:style-name="gr2" draw:text-style-name="P3" draw:layer="layout" draw:type="curve" draw:line-skew="0cm -0.42cm" svg:x1="19.395cm" svg:y1="10.163cm" svg:x2="20.114cm" svg:y2="8.79cm" draw:start-shape="id7" draw:start-glue-point="4" draw:end-shape="id6" draw:end-glue-point="9" svg:d="M19395 10163c0-793 549-661 871-806s416-567-152-567" svg:viewBox="0 0 1130 1374">
          <text:p/>
        </draw:connector>
        <draw:connector draw:style-name="gr2" draw:text-style-name="P3" draw:layer="layout" draw:type="curve" svg:x1="12.3cm" svg:y1="10.587cm" svg:x2="9.936cm" svg:y2="8.069cm" draw:start-shape="id8" draw:start-glue-point="5" draw:end-shape="id4" draw:end-glue-point="10" svg:d="M12300 10587c-1995 0-813-2518-2364-2518" svg:viewBox="0 0 2365 2519">
          <text:p/>
        </draw:connector>
        <draw:custom-shape draw:style-name="gr1" draw:text-style-name="P2" xml:id="id9" draw:id="id9" draw:layer="layout" svg:width="2.032cm" svg:height="2.159cm" svg:x="21.62cm" svg:y="6.969cm">
          <text:p text:style-name="P1"><text:span text:style-name="T1">MastHead</text:span></text:p>
          <text:p text:style-name="P1"><text:span text:style-name="T1">Batter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cm 0.052cm -0.134cm" svg:x1="22.636cm" svg:y1="9.128cm" svg:x2="22.636cm" svg:y2="6.969cm" draw:start-shape="id9" draw:start-glue-point="8" draw:end-shape="id9" draw:end-glue-point="4" svg:d="M22636 9128c0 751 1570 501 1570-1147s-1570-1966-1570-1012" svg:viewBox="0 0 1571 3098">
          <text:p/>
        </draw:connector>
        <draw:connector draw:style-name="gr2" draw:text-style-name="P3" draw:layer="layout" draw:type="curve" svg:x1="14.035cm" svg:y1="8.049cm" svg:x2="15.259cm" svg:y2="8.049cm" draw:start-shape="id3" draw:start-glue-point="10" draw:end-shape="id11" draw:end-glue-point="6" svg:d="M14035 8049h1224" svg:viewBox="0 0 1225 1">
          <text:p/>
        </draw:connector>
        <draw:connector draw:style-name="gr2" draw:text-style-name="P3" draw:layer="layout" draw:type="curve" svg:x1="17.291cm" svg:y1="8.049cm" svg:x2="18.379cm" svg:y2="8.027cm" draw:start-shape="id11" draw:start-glue-point="10" draw:end-shape="id6" draw:end-glue-point="6" svg:d="M17291 8049c817 0 274-22 1088-22" svg:viewBox="0 0 1089 23">
          <text:p/>
        </draw:connector>
        <draw:connector draw:style-name="gr2" draw:text-style-name="P3" draw:layer="layout" draw:type="curve" svg:x1="20.411cm" svg:y1="8.027cm" svg:x2="21.62cm" svg:y2="8.049cm" draw:start-shape="id6" draw:start-glue-point="10" draw:end-shape="id9" draw:end-glue-point="6" svg:d="M20411 8027c907 0 303 22 1209 22" svg:viewBox="0 0 1210 23">
          <text:p/>
        </draw:connector>
        <draw:connector draw:style-name="gr2" draw:text-style-name="P3" draw:layer="layout" draw:type="curve" svg:x1="18.676cm" svg:y1="7.263cm" svg:x2="16.994cm" svg:y2="7.285cm" draw:start-shape="id6" draw:start-glue-point="5" draw:end-shape="id11" draw:end-glue-point="11" svg:d="M18676 7263c-1260 0-419 22-1682 22" svg:viewBox="0 0 1683 23">
          <text:p/>
        </draw:connector>
        <draw:connector draw:style-name="gr2" draw:text-style-name="P3" draw:layer="layout" draw:type="curve" svg:x1="21.917cm" svg:y1="7.285cm" svg:x2="20.114cm" svg:y2="7.263cm" draw:start-shape="id9" draw:start-glue-point="5" draw:end-shape="id6" draw:end-glue-point="11" svg:d="M21917 7285c-1351 0-450-22-1803-22" svg:viewBox="0 0 1804 23">
          <text:p/>
        </draw:connector>
        <draw:connector draw:style-name="gr2" draw:text-style-name="P3" draw:layer="layout" draw:type="curve" svg:x1="15.556cm" svg:y1="7.285cm" svg:x2="13.738cm" svg:y2="7.285cm" draw:start-shape="id11" draw:start-glue-point="5" draw:end-shape="id3" draw:end-glue-point="11" svg:d="M15556 7285h-1818" svg:viewBox="0 0 1819 1">
          <text:p/>
        </draw:connector>
        <draw:connector draw:style-name="gr2" draw:text-style-name="P3" draw:layer="layout" draw:type="curve" svg:x1="9.639cm" svg:y1="7.305cm" svg:x2="12.3cm" svg:y2="7.285cm" draw:start-shape="id4" draw:start-glue-point="11" draw:end-shape="id3" draw:end-glue-point="5" svg:d="M9639 7305c1996 0 666-20 2661-20" svg:viewBox="0 0 2662 21">
          <text:p/>
        </draw:connector>
        <draw:connector draw:style-name="gr2" draw:text-style-name="P3" draw:layer="layout" draw:type="curve" svg:x1="6.631cm" svg:y1="7.285cm" svg:x2="8.201cm" svg:y2="7.305cm" draw:start-shape="id5" draw:start-glue-point="11" draw:end-shape="id4" draw:end-glue-point="5" svg:d="M6631 7285c1179 0 394 20 1570 20" svg:viewBox="0 0 1571 21">
          <text:p/>
        </draw:connector>
        <draw:connector draw:style-name="gr2" draw:text-style-name="P3" draw:layer="layout" draw:type="curve" draw:line-skew="0cm 0.058cm" svg:x1="19.395cm" svg:y1="6.947cm" svg:x2="18.676cm" svg:y2="10.479cm" draw:start-shape="id6" draw:start-glue-point="4" draw:end-shape="id7" draw:end-glue-point="5" svg:d="M19395 6947c0-753-730-628-1187 443s-642 3089 468 3089" svg:viewBox="0 0 1547 401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2:41:43.943138242</meta:creation-date>
    <dc:date>2018-06-06T20:01:41.828069754</dc:date>
    <meta:editing-duration>PT4H7M15S</meta:editing-duration>
    <meta:editing-cycles>17</meta:editing-cycles>
    <meta:generator>LibreOffice/5.4.4.2$MacOSX_X86_64 LibreOffice_project/2524958677847fb3bb44820e40380acbe820f960</meta:generator>
    <meta:document-statistic meta:object-count="41"/>
  </office:meta>
</office:document-meta>
</file>